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9461" officeooo:paragraph-rsid="00019461"/>
    </style:style>
    <style:style style:name="P2" style:family="paragraph" style:parent-style-name="Standard" style:list-style-name="L1">
      <style:text-properties officeooo:rsid="00019461" officeooo:paragraph-rsid="00019461"/>
    </style:style>
    <style:style style:name="P3" style:family="paragraph" style:parent-style-name="Standard">
      <style:text-properties officeooo:rsid="00023168" officeooo:paragraph-rsid="00023168"/>
    </style:style>
    <style:style style:name="P4" style:family="paragraph" style:parent-style-name="Standard">
      <style:text-properties officeooo:rsid="00035416" officeooo:paragraph-rsid="00035416"/>
    </style:style>
    <style:style style:name="P5" style:family="paragraph" style:parent-style-name="Standard" style:list-style-name="L2">
      <style:text-properties officeooo:rsid="00035416" officeooo:paragraph-rsid="00035416"/>
    </style:style>
    <style:style style:name="P6" style:family="paragraph" style:parent-style-name="Standard">
      <style:text-properties officeooo:rsid="00067b67" officeooo:paragraph-rsid="00067b6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bb04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4bb04" style:font-weight-asian="normal" style:font-weight-complex="normal"/>
    </style:style>
    <style:style style:name="T5" style:family="text">
      <style:text-properties fo:color="#ce181e" fo:font-weight="bold" officeooo:rsid="0004bb04" style:font-weight-asian="bold" style:font-weight-complex="bold"/>
    </style:style>
    <style:style style:name="T6" style:family="text">
      <style:text-properties fo:color="#ce181e" fo:font-weight="normal" officeooo:rsid="0004bb0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PC 04 → Ativo Intangível é um ativo não monetário identificável sem substância física. Requisitos para seu reconhecimento:</text:p>
      <text:list xml:id="list1197110526" text:style-name="L1">
        <text:list-item>
          <text:p text:style-name="P2">não monetário sem substância física;</text:p>
        </text:list-item>
        <text:list-item>
          <text:p text:style-name="P2">identificável;</text:p>
        </text:list-item>
        <text:list-item>
          <text:p text:style-name="P2">controlável;</text:p>
        </text:list-item>
        <text:list-item>
          <text:p text:style-name="P2">geração de benefícios futuros.</text:p>
        </text:list-item>
      </text:list>
      <text:p text:style-name="P1"/>
      <text:p text:style-name="P3">Ativos biológicos (plantas ou animais vivos) são classificados no <text:span text:style-name="T1">ANC-Imobilizado</text:span><text:span text:style-name="T3">.</text:span></text:p>
      <text:p text:style-name="P3"><text:span text:style-name="T3"/></text:p>
      <text:p text:style-name="P3"><text:span text:style-name="T3">O CPC 29 aplica-se aos </text:span><text:span text:style-name="T1">ativos biológicos</text:span><text:span text:style-name="T3"> e aos </text:span><text:span text:style-name="T1">produtos agrícolas</text:span><text:span text:style-name="T3"> (lã, leite, frutas colhidas), mas </text:span><text:span text:style-name="T1">não</text:span><text:span text:style-name="T3"> se aplica aos produtos resultantes do processamento após a colheita (fio, queijo, fruta processada).</text:span></text:p>
      <text:p text:style-name="P3"><text:span text:style-name="T3"/></text:p>
      <text:p text:style-name="P4"><text:span text:style-name="T3">Os saldos ainda existentes no </text:span><text:span text:style-name="T1">Ativo Diferido</text:span><text:span text:style-name="T3"> devem ser alocados a outro grupo no BP. Se não for possível:</text:span></text:p>
      <text:list xml:id="list1513472018" text:style-name="L2">
        <text:list-item>
          <text:p text:style-name="P5"><text:span text:style-name="T3">ficam no Ativo Diferido até sua completa amortização; ou </text:span><text:span text:style-name="T4">[se ficar no Ativo Diferido, </text:span><text:span text:style-name="T5">estará sujeita ao Teste de Recuperabilidade!</text:span><text:span text:style-name="T6">]</text:span></text:p>
        </text:list-item>
        <text:list-item>
          <text:p text:style-name="P5"><text:span text:style-name="T3">podem ser baixados à conta Lucros ou Prejuízos Acumulados.</text:span></text:p>
        </text:list-item>
      </text:list>
      <text:p text:style-name="P4"><text:span text:style-name="T3"/></text:p>
      <text:p text:style-name="P6"><text:span text:style-name="T3">Segundo a LC 87/96, a partir de </text:span><text:span text:style-name="T1">2020</text:span><text:span text:style-name="T3"> as </text:span><text:span text:style-name="T1">mercadorias destinadas ao uso ou consumo</text:span><text:span text:style-name="T3"> do estabelecimento nele entradas terão direito de creditamento do ICM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5-29T16:56:31.483000000</dc:date>
    <meta:editing-duration>PT2H13M20S</meta:editing-duration>
    <meta:editing-cycles>5</meta:editing-cycles>
    <meta:document-statistic meta:table-count="0" meta:image-count="0" meta:object-count="0" meta:page-count="1" meta:paragraph-count="11" meta:word-count="149" meta:character-count="953" meta:non-whitespace-character-count="821"/>
  </office:meta>
</office:document-meta>
</file>